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1b3e" officeooo:paragraph-rsid="00211b3e"/>
    </style:style>
    <style:style style:name="P2" style:family="paragraph" style:parent-style-name="Text_20_body">
      <style:text-properties officeooo:rsid="00211b3e" officeooo:paragraph-rsid="00211b3e"/>
    </style:style>
    <style:style style:name="P3" style:family="paragraph" style:parent-style-name="Text_20_body">
      <style:text-properties officeooo:rsid="002255ef" officeooo:paragraph-rsid="002255ef"/>
    </style:style>
    <style:style style:name="P4" style:family="paragraph" style:parent-style-name="Text_20_body">
      <style:text-properties officeooo:rsid="0025819a" officeooo:paragraph-rsid="0025819a"/>
    </style:style>
    <style:style style:name="T1" style:family="text">
      <style:text-properties officeooo:rsid="00211b3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bf5e"/>
    </style:style>
    <style:style style:name="T4" style:family="text">
      <style:text-properties style:text-underline-style="none" officeooo:rsid="002572aa"/>
    </style:style>
    <style:style style:name="T5" style:family="text">
      <style:text-properties style:text-underline-style="none" officeooo:rsid="00258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ма описывает рост дерева.</text:p>
      <text:p text:style-name="P1"/>
      <text:p text:style-name="P1">Я рассматриваю дерево как совокупность модулей роста. Модуль роста — это одна ветка, <text:s/>без дочерних веток.</text:p>
      <text:p text:style-name="P1"/>
      <text:p text:style-name="P1">Минимальное время расчета — один сезон (зима, лето, весна, осень). </text:p>
      <text:p text:style-name="P1"/>
      <text:p text:style-name="P1">Порода дерева описывается в классе genome и имеет ряд характеристик.</text:p>
      <text:p text:style-name="P1"/>
      <text:h text:style-name="Heading_20_1" text:outline-level="1">Ветка <text:span text:style-name="T1">(основной модуль роста)</text:span></text:h>
      <text:p text:style-name="P2">Интерфейс:</text:p>
      <text:p text:style-name="P2">- деление (образование дочерних веток)</text:p>
      <text:p text:style-name="P2"><text:span text:style-name="T2">- рост (увеличение длины и диаметра)</text:span></text:p>
      <text:p text:style-name="P3"><text:span text:style-name="T2">В каждый сезон в Ветку поступает N энергии.</text:span></text:p>
      <text:p text:style-name="P3"><text:span text:style-name="T2">N = энергия от фотосинтеза + энергия от корней.</text:span></text:p>
      <text:p text:style-name="P3"><text:span text:style-name="T2">Энергия, </text:span><text:span text:style-name="T4">поступившая</text:span><text:span text:style-name="T2"> от корней </text:span><text:span text:style-name="T3">для отдельной ветки</text:span><text:span text:style-name="T2"> рассчитывается, </text:span><text:span text:style-name="T4">исхо</text:span><text:span text:style-name="T5">дя из общей энергии выработнной корнями.</text:span></text:p>
      <text:p text:style-name="P4"><text:span text:style-name="T2">За сезон корневая система вырабатывает X литров питательных веществ, которые передаются в ствол (головную ветку). <text:s/>Головная ветка впитывает часть веществ и часть веществ передает клеткам размножения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1:27.469924519</meta:creation-date>
    <meta:generator>LibreOffice/6.0.7.3$Linux_X86_64 LibreOffice_project/00m0$Build-3</meta:generator>
    <dc:date>2020-02-04T17:31:26.571871861</dc:date>
    <meta:editing-duration>PT59M19S</meta:editing-duration>
    <meta:editing-cycles>3</meta:editing-cycles>
    <meta:document-statistic meta:table-count="0" meta:image-count="0" meta:object-count="0" meta:page-count="1" meta:paragraph-count="12" meta:word-count="111" meta:character-count="784" meta:non-whitespace-character-count="680"/>
  </office:meta>
</office:document-meta>
</file>